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pu2</text:p>
          </table:table-cell>
          <table:table-cell table:number-columns-repeated="16383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862315789" table:style-name="ce1">
            <text:p>862315789</text:p>
          </table:table-cell>
          <table:table-cell office:value-type="float" office:value="1820444444" table:style-name="ce1">
            <text:p>1820444444</text:p>
          </table:table-cell>
          <table:table-cell/>
          <table:table-cell table:style-name="ce1">
            <draw:frame draw:z-index="2" draw:id="id1" draw:style-name="a1" draw:name="Diagramm 2" svg:x="0.36458in" svg:y="0.036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1394382978" table:style-name="ce1">
            <text:p>1394382978</text:p>
          </table:table-cell>
          <table:table-cell office:value-type="float" office:value="2184533333" table:style-name="ce1">
            <text:p>2184533333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1297742574" table:style-name="ce1">
            <text:p>1297742574</text:p>
          </table:table-cell>
          <table:table-cell office:value-type="float" office:value="1820444444" table:style-name="ce1">
            <text:p>1820444444</text:p>
          </table:table-cell>
          <table:table-cell table:number-columns-repeated="1638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302578881" table:style-name="ce1">
            <text:p>1302578881</text:p>
          </table:table-cell>
          <table:table-cell office:value-type="float" office:value="1677721600" table:style-name="ce1">
            <text:p>1677721600</text:p>
          </table:table-cell>
          <table:table-cell table:number-columns-repeated="16380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2050" table:style-name="ce1">
            <text:p>2050</text:p>
          </table:table-cell>
          <table:table-cell office:value-type="float" office:value="1452321329" table:style-name="ce1">
            <text:p>1452321329</text:p>
          </table:table-cell>
          <table:table-cell office:value-type="float" office:value="1872457142" table:style-name="ce1">
            <text:p>1872457142</text:p>
          </table:table-cell>
          <table:table-cell table:number-columns-repeated="16380"/>
        </table:table-row>
        <table:table-row table:style-name="ro1">
          <table:table-cell office:value-type="float" office:value="4098" table:style-name="ce1">
            <text:p>4098</text:p>
          </table:table-cell>
          <table:table-cell office:value-type="float" office:value="4098" table:style-name="ce1">
            <text:p>4098</text:p>
          </table:table-cell>
          <table:table-cell office:value-type="float" office:value="1497030070" table:style-name="ce1">
            <text:p>1497030070</text:p>
          </table:table-cell>
          <table:table-cell office:value-type="float" office:value="1949026022" table:style-name="ce1">
            <text:p>194902602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yn2</text:p>
          </table:table-cell>
          <table:table-cell table:number-columns-repeated="16383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455111111" table:style-name="ce1">
            <text:p>455111111</text:p>
          </table:table-cell>
          <table:table-cell office:value-type="float" office:value="2340571428" table:style-name="ce1">
            <text:p>2340571428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1213629629" table:style-name="ce1">
            <text:p>1213629629</text:p>
          </table:table-cell>
          <table:table-cell office:value-type="float" office:value="2849391304" table:style-name="ce1">
            <text:p>2849391304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1379705263" table:style-name="ce1">
            <text:p>1379705263</text:p>
          </table:table-cell>
          <table:table-cell office:value-type="float" office:value="2148721311" table:style-name="ce1">
            <text:p>2148721311</text:p>
          </table:table-cell>
          <table:table-cell table:number-columns-repeated="1638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1513096681" table:style-name="ce1">
            <text:p>1513096681</text:p>
          </table:table-cell>
          <table:table-cell office:value-type="float" office:value="2148721311" table:style-name="ce1">
            <text:p>2148721311</text:p>
          </table:table-cell>
          <table:table-cell table:number-columns-repeated="16380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2050" table:style-name="ce1">
            <text:p>2050</text:p>
          </table:table-cell>
          <table:table-cell office:value-type="float" office:value="1562706408" table:style-name="ce1">
            <text:p>1562706408</text:p>
          </table:table-cell>
          <table:table-cell office:value-type="float" office:value="2110872672" table:style-name="ce1">
            <text:p>2110872672</text:p>
          </table:table-cell>
          <table:table-cell table:number-columns-repeated="16380"/>
        </table:table-row>
        <table:table-row table:style-name="ro1">
          <table:table-cell office:value-type="float" office:value="4098" table:style-name="ce1">
            <text:p>4098</text:p>
          </table:table-cell>
          <table:table-cell office:value-type="float" office:value="4098" table:style-name="ce1">
            <text:p>4098</text:p>
          </table:table-cell>
          <table:table-cell office:value-type="float" office:value="1557917726" table:style-name="ce1">
            <text:p>1557917726</text:p>
          </table:table-cell>
          <table:table-cell office:value-type="float" office:value="2097152000" table:style-name="ce1">
            <text:p>2097152000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pu6</text:p>
          </table:table-cell>
          <table:table-cell table:number-columns-repeated="16383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780190476" table:style-name="ce1">
            <text:p>780190476</text:p>
          </table:table-cell>
          <table:table-cell office:value-type="float" office:value="1820444444" table:style-name="ce1">
            <text:p>1820444444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1310720000" table:style-name="ce1">
            <text:p>1310720000</text:p>
          </table:table-cell>
          <table:table-cell office:value-type="float" office:value="2048000000" table:style-name="ce1">
            <text:p>2048000000</text:p>
          </table:table-cell>
          <table:table-cell/>
          <table:table-cell table:style-name="ce1">
            <draw:frame draw:z-index="1" draw:id="id0" draw:style-name="a0" draw:name="Diagramm 1" svg:x="0.38542in" svg:y="0.192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1154819383" table:style-name="ce1">
            <text:p>1154819383</text:p>
          </table:table-cell>
          <table:table-cell office:value-type="float" office:value="1669707006" table:style-name="ce1">
            <text:p>1669707006</text:p>
          </table:table-cell>
          <table:table-cell table:number-columns-repeated="1638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1028" table:style-name="ce1">
            <text:p>1028</text:p>
          </table:table-cell>
          <table:table-cell office:value-type="float" office:value="1216445475" table:style-name="ce1">
            <text:p>1216445475</text:p>
          </table:table-cell>
          <table:table-cell office:value-type="float" office:value="1562706408" table:style-name="ce1">
            <text:p>1562706408</text:p>
          </table:table-cell>
          <table:table-cell table:number-columns-repeated="16380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2052" table:style-name="ce1">
            <text:p>2052</text:p>
          </table:table-cell>
          <table:table-cell office:value-type="float" office:value="1354311914" table:style-name="ce1">
            <text:p>1354311914</text:p>
          </table:table-cell>
          <table:table-cell office:value-type="float" office:value="1736052980" table:style-name="ce1">
            <text:p>1736052980</text:p>
          </table:table-cell>
          <table:table-cell table:number-columns-repeated="16380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float" office:value="4100" table:style-name="ce1">
            <text:p>4100</text:p>
          </table:table-cell>
          <table:table-cell office:value-type="float" office:value="1392300082" table:style-name="ce1">
            <text:p>1392300082</text:p>
          </table:table-cell>
          <table:table-cell office:value-type="float" office:value="1750361606" table:style-name="ce1">
            <text:p>175036160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yn6</text:p>
          </table:table-cell>
          <table:table-cell table:number-columns-repeated="16383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348595744" table:style-name="ce1">
            <text:p>348595744</text:p>
          </table:table-cell>
          <table:table-cell office:value-type="float" office:value="1365333333" table:style-name="ce1">
            <text:p>1365333333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1170285714" table:style-name="ce1">
            <text:p>1170285714</text:p>
          </table:table-cell>
          <table:table-cell office:value-type="float" office:value="2340571428" table:style-name="ce1">
            <text:p>2340571428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1236528301" table:style-name="ce1">
            <text:p>1236528301</text:p>
          </table:table-cell>
          <table:table-cell office:value-type="float" office:value="1885928057" table:style-name="ce1">
            <text:p>1885928057</text:p>
          </table:table-cell>
          <table:table-cell table:number-columns-repeated="1638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1028" table:style-name="ce1">
            <text:p>1028</text:p>
          </table:table-cell>
          <table:table-cell office:value-type="float" office:value="1289761377" table:style-name="ce1">
            <text:p>1289761377</text:p>
          </table:table-cell>
          <table:table-cell office:value-type="float" office:value="1696724919" table:style-name="ce1">
            <text:p>1696724919</text:p>
          </table:table-cell>
          <table:table-cell table:number-columns-repeated="16380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2052" table:style-name="ce1">
            <text:p>2052</text:p>
          </table:table-cell>
          <table:table-cell office:value-type="float" office:value="1494230138" table:style-name="ce1">
            <text:p>1494230138</text:p>
          </table:table-cell>
          <table:table-cell office:value-type="float" office:value="1994438421" table:style-name="ce1">
            <text:p>1994438421</text:p>
          </table:table-cell>
          <table:table-cell table:number-columns-repeated="16380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float" office:value="4100" table:style-name="ce1">
            <text:p>4100</text:p>
          </table:table-cell>
          <table:table-cell office:value-type="float" office:value="1507116061" table:style-name="ce1">
            <text:p>1507116061</text:p>
          </table:table-cell>
          <table:table-cell office:value-type="float" office:value="1994675543" table:style-name="ce1">
            <text:p>199467554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us Engel</meta:initial-creator>
    <dc:creator>Markus Engel</dc:creator>
    <meta:creation-date>2015-09-18T00:43:49Z</meta:creation-date>
    <dc:date>2015-09-18T00:58:0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gleich Neun-Punk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breite/-höhe</text:p>
            </chart:title>
            <chart:categories table:cell-range-address="Tabelle1.$B$28:.$B$33"/>
          </chart:axis>
          <chart:axis chart:dimension="y" chart:name="primary-y" chart:style-name="Axs1">
            <chart:title chart:style-name="AT01">
              <text:p text:style-name="a2" text:class-names="" text:cond-style-name="">Milliarden Stencils pro Sekunde</text:p>
            </chart:title>
            <chart:grid chart:class="major" chart:style-name="GMa1"/>
          </chart:axis>
          <chart:series chart:values-cell-range-address="Tabelle1.$C$20:.$C$25" chart:class="chart:line" chart:attached-axis="primary-y" chart:style-name="G0S0">
            <chart:data-point chart:repeated="6"/>
          </chart:series>
          <chart:series chart:values-cell-range-address="Tabelle1.$C$28:.$C$33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gleich Fünf-Punk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breite/-höhe</text:p>
            </chart:title>
            <chart:categories table:cell-range-address="Tabelle1.$B$3:.$B$8"/>
          </chart:axis>
          <chart:axis chart:dimension="y" chart:name="primary-y" chart:style-name="Axs1">
            <chart:title chart:style-name="AT01">
              <text:p text:style-name="a2" text:class-names="" text:cond-style-name="">Milliarden Stencils pro Sekunde</text:p>
            </chart:title>
            <chart:grid chart:class="major" chart:style-name="GMa1"/>
          </chart:axis>
          <chart:series chart:values-cell-range-address="Tabelle1.$C$3:.$C$8" chart:class="chart:line" chart:attached-axis="primary-y" chart:style-name="G0S0">
            <chart:data-point chart:repeated="6"/>
          </chart:series>
          <chart:series chart:values-cell-range-address="Tabelle1.$C$11:.$C$16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